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9fe4" officeooo:paragraph-rsid="001a9fe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a9fe4" officeooo:paragraph-rsid="001a9fe4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9fe4" officeooo:paragraph-rsid="001a9fe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a9fe4" officeooo:paragraph-rsid="001a9fe4" style:font-size-asian="12.25pt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1a9fe4" officeooo:paragraph-rsid="001a9fe4" style:font-size-asian="14pt" style:font-size-complex="16pt"/>
    </style:style>
    <style:style style:name="P6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a9fe4" officeooo:paragraph-rsid="001a9fe4" fo:background-color="transparent" style:font-size-asian="12.25pt" style:font-weight-asian="bold" style:font-size-complex="14pt" style:font-weight-complex="bold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color="#000000" style:font-name="Arial" fo:font-size="12pt" fo:font-weight="normal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color="#000000" style:font-name="Arial" fo:font-size="12pt" fo:font-weight="normal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color="#000000" style:font-name="Arial" fo:font-size="12pt" fo:font-weight="normal" fo:background-color="transparent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color="#000000" style:font-name="Arial" fo:font-size="12pt" fo:font-weight="bold" fo:background-color="transparent" style:font-weight-asian="bold" style:font-weight-complex="bold"/>
    </style:style>
    <style:style style:name="P1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color="#000000" fo:background-color="transparent"/>
    </style:style>
    <style:style style:name="P12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color="#000000" fo:background-color="transparent"/>
    </style:style>
    <style:style style:name="P13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color="#000000" style:font-name="Arial" fo:font-size="12pt" fo:font-weight="normal" fo:background-color="transparent"/>
    </style:style>
    <style:style style:name="P14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color="#000000" fo:background-color="transparent"/>
    </style:style>
    <style:style style:name="T1" style:family="text">
      <style:text-properties style:text-underline-style="none"/>
    </style:style>
    <style:style style:name="T2" style:family="text">
      <style:text-properties style:font-name="Arial" fo:font-size="12pt" fo:font-weight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 table:number-columns-repeated="2"/>
        <table:table-row table:style-name="TableLine94842680463520">
          <table:table-cell table:style-name="Table1.A1" office:value-type="string">
            <text:p text:style-name="P5">Name :</text:p>
          </table:table-cell>
          <table:table-cell table:style-name="Table1.B1" office:value-type="string">
            <text:p text:style-name="P5">Aryaman Chokhani</text:p>
          </table:table-cell>
        </table:table-row>
        <table:table-row table:style-name="TableLine94842680463520">
          <table:table-cell table:style-name="Table1.A2" office:value-type="string">
            <text:p text:style-name="P5">UID :</text:p>
          </table:table-cell>
          <table:table-cell table:style-name="Table1.B2" office:value-type="string">
            <text:p text:style-name="P5">2021300020</text:p>
          </table:table-cell>
        </table:table-row>
        <table:table-row table:style-name="TableLine94842680463520">
          <table:table-cell table:style-name="Table1.A2" office:value-type="string">
            <text:p text:style-name="P5">Div / Batch :</text:p>
          </table:table-cell>
          <table:table-cell table:style-name="Table1.B2" office:value-type="string">
            <text:p text:style-name="P5">SE Comps A (Batch B)</text:p>
          </table:table-cell>
        </table:table-row>
      </table:table>
      <text:p text:style-name="P1"/>
      <text:p text:style-name="P1">Experiment 1-B</text:p>
      <text:p text:style-name="P1"/>
      <text:p text:style-name="P2">Code<text:span text:style-name="T1"> :</text:span></text:p>
      <text:p text:style-name="P4"><text:span text:style-name="T1"/></text:p>
      <text:p text:style-name="P3">#include &lt;stdio.h&gt;</text:p>
      <text:p text:style-name="P3"><text:tab/>#include &lt;stdlib.h&gt;</text:p>
      <text:p text:style-name="P3"><text:tab/>#include &lt;math.h&gt;</text:p>
      <text:p text:style-name="P3"><text:tab/></text:p>
      <text:p text:style-name="P3"><text:tab/>long fact(int num){</text:p>
      <text:p text:style-name="P3"><text:tab/> <text:s text:c="3"/>if(num == 0){</text:p>
      <text:p text:style-name="P3"><text:tab/> <text:s text:c="7"/>return num;</text:p>
      <text:p text:style-name="P3"><text:tab/> <text:s text:c="3"/>}</text:p>
      <text:p text:style-name="P3"><text:tab/> <text:s text:c="3"/>else{</text:p>
      <text:p text:style-name="P3"><text:tab/> <text:s text:c="7"/>return num*fact(num-1);</text:p>
      <text:p text:style-name="P3"><text:tab/> <text:s text:c="3"/>}</text:p>
      <text:p text:style-name="P3"><text:tab/>}</text:p>
      <text:p text:style-name="P3"><text:tab/>void main(){</text:p>
      <text:p text:style-name="P3"><text:tab/> <text:s text:c="3"/>printf("Function 1: n cube\n");</text:p>
      <text:p text:style-name="P3"><text:tab/> <text:s text:c="3"/>for(double i=0;i&lt;=100;i++){</text:p>
      <text:p text:style-name="P3"><text:tab/> <text:s text:c="7"/>printf("%.0lf\n",pow(i,3));</text:p>
      <text:p text:style-name="P3"><text:tab/></text:p>
      <text:p text:style-name="P3"><text:tab/> <text:s text:c="3"/>}</text:p>
      <text:p text:style-name="P3"><text:tab/> <text:s text:c="3"/>printf("Function 2: 2 raised to root 2 log n\n");</text:p>
      <text:p text:style-name="P3"><text:tab/> <text:s text:c="3"/>for(double i = 0;i&lt;=100;i++){</text:p>
      <text:p text:style-name="P3"><text:tab/> <text:s text:c="7"/>printf("%.3lf\n", pow(2, sqrt(2*log2(i))));</text:p>
      <text:p text:style-name="P3"><text:tab/> <text:s text:c="3"/>}</text:p>
      <text:p text:style-name="P3"><text:tab/> <text:s text:c="3"/>printf("Function 3: (3/2) raised to n\n");</text:p>
      <text:p text:style-name="P3"><text:tab/> <text:s text:c="3"/>for(double i = 0;i&lt;=100;i++) {</text:p>
      <text:p text:style-name="P3"><text:tab/> <text:s text:c="7"/>printf("%.3lf\n",pow((3.0/2.0),i));</text:p>
      <text:p text:style-name="P3"><text:tab/> <text:s text:c="3"/>}</text:p>
      <text:p text:style-name="P3"><text:tab/> <text:s text:c="3"/>printf("Function 4: n log n\n");</text:p>
      <text:p text:style-name="P3"><text:tab/> <text:s text:c="3"/>for(double i = 0;i&lt;=100;i++) {</text:p>
      <text:p text:style-name="P3"><text:tab/> <text:s text:c="7"/>printf("%.3lf\n",i * log2(i));</text:p>
      <text:p text:style-name="P3"><text:tab/> <text:s text:c="3"/>}</text:p>
      <text:p text:style-name="P3"><text:tab/> <text:s text:c="3"/>printf("Function 5: ln n\n");</text:p>
      <text:p text:style-name="P3"><text:tab/> <text:s text:c="3"/>for(double i = 0;i&lt;=100;i++) {</text:p>
      <text:p text:style-name="P3"><text:tab/> <text:s text:c="7"/>printf("%.3lf\n",log(i));</text:p>
      <text:p text:style-name="P3"><text:tab/> <text:s text:c="3"/>}</text:p>
      <text:p text:style-name="P3"><text:soft-page-break/><text:tab/> <text:s text:c="3"/>printf("Function 6: 2 raised to 2 raised to n\n");</text:p>
      <text:p text:style-name="P3"><text:tab/> <text:s text:c="3"/>for(double i = 0;i&lt;=100;i++) {</text:p>
      <text:p text:style-name="P3"><text:tab/> <text:s text:c="7"/>printf("%.3lf\n",pow(2,pow(2,i)));</text:p>
      <text:p text:style-name="P3"><text:tab/> <text:s text:c="3"/>}</text:p>
      <text:p text:style-name="P3"><text:tab/> <text:s text:c="3"/>printf("Function 7: n\n");</text:p>
      <text:p text:style-name="P3"><text:tab/> <text:s text:c="3"/>for(double i = 0;i&lt;=100;i++) {</text:p>
      <text:p text:style-name="P3"><text:tab/> <text:s text:c="7"/>printf("%.3lf\n",i);</text:p>
      <text:p text:style-name="P3"><text:tab/> <text:s text:c="3"/>}</text:p>
      <text:p text:style-name="P3"><text:tab/> <text:s text:c="3"/>printf("Function 8: 2 raised to 2 raised to n+1\n");</text:p>
      <text:p text:style-name="P3"><text:tab/> <text:s text:c="3"/>for(double i = 0;i&lt;=100;i++) {</text:p>
      <text:p text:style-name="P3"><text:tab/> <text:s text:c="7"/>printf("%.3lf\n",pow(2,pow(2,i+1)));</text:p>
      <text:p text:style-name="P3"><text:tab/> <text:s text:c="3"/>}</text:p>
      <text:p text:style-name="P3"><text:tab/> <text:s text:c="3"/>printf("Function 9: e raised to n\n");</text:p>
      <text:p text:style-name="P3"><text:tab/> <text:s text:c="3"/>for(double i = 0;i&lt;=100;i++) {</text:p>
      <text:p text:style-name="P3"><text:tab/> <text:s text:c="7"/>printf("%.3lf\n",exp(i));</text:p>
      <text:p text:style-name="P3"><text:tab/> <text:s text:c="3"/>}</text:p>
      <text:p text:style-name="P3"><text:tab/> <text:s text:c="3"/>printf("Function 10: 2 raised to log n\n");</text:p>
      <text:p text:style-name="P3"><text:tab/> <text:s text:c="3"/>for(double i = 0;i&lt;=100;i++) {</text:p>
      <text:p text:style-name="P3"><text:tab/> <text:s text:c="7"/>printf("%.3lf\n",pow(2,log2(i)));</text:p>
      <text:p text:style-name="P3"><text:tab/> <text:s text:c="3"/>}</text:p>
      <text:p text:style-name="P3"><text:tab/></text:p>
      <text:p text:style-name="P3"><text:tab/>}</text:p>
      <text:p text:style-name="P3"/>
      <text:p text:style-name="P2">Algorithm<text:span text:style-name="T1"> :</text:span></text:p>
      <text:p text:style-name="P6"><text:span text:style-name="T1"/></text:p>
      <text:p text:style-name="P6"><text:bookmark text:name="m_-6247129518668224367gmail-docs-internal-guid-302b977c-7fff-caf8-4da3-541674b90df1"/><text:span text:style-name="T1">Insertion sort-</text:span></text:p>
      <text:list xml:id="list1141829535" text:style-name="L2">
        <text:list-item>
          <text:p text:style-name="P7">procedure insertionSort(A: list of sortable items)</text:p>
        </text:list-item>
        <text:list-item>
          <text:p text:style-name="P11">   <text:span text:style-name="T2">n = length(A)</text:span></text:p>
        </text:list-item>
        <text:list-item>
          <text:p text:style-name="P11">   <text:span text:style-name="T2">for i = 1 to n - 1 do</text:span></text:p>
        </text:list-item>
        <text:list-item>
          <text:p text:style-name="P11">       <text:span text:style-name="T2">j = i</text:span></text:p>
        </text:list-item>
        <text:list-item>
          <text:p text:style-name="P11">       <text:span text:style-name="T2">while j &gt; 0 and A[j-1] &gt; A[j] do</text:span></text:p>
        </text:list-item>
        <text:list-item>
          <text:p text:style-name="P11">           <text:span text:style-name="T2">swap(A[j], A[j-1])</text:span></text:p>
        </text:list-item>
        <text:list-item>
          <text:p text:style-name="P11">           <text:span text:style-name="T2">j = j - 1</text:span></text:p>
        </text:list-item>
        <text:list-item>
          <text:p text:style-name="P11">       <text:span text:style-name="T2">end while</text:span></text:p>
        </text:list-item>
        <text:list-item>
          <text:p text:style-name="P11">   <text:span text:style-name="T2">end for</text:span></text:p>
        </text:list-item>
        <text:list-item>
          <text:p text:style-name="P7">end procedure</text:p>
        </text:list-item>
      </text:list>
      <text:p text:style-name="P8"/>
      <text:p text:style-name="P10"><text:bookmark text:name="m_-6247129518668224367gmail-docs-internal-guid-302b977c-7fff-caf8-4da3-541674b90df11"/>Selection sort-</text:p>
      <text:list xml:id="list2536373798" text:style-name="L3">
        <text:list-item>
          <text:list>
            <text:list-item>
              <text:p text:style-name="P9">Repeat Steps b and c for i = 0 to n-1  </text:p>
            </text:list-item>
            <text:list-item>
              <text:p text:style-name="P9">CALL SMALLEST(arr, i, n, pos)  </text:p>
            </text:list-item>
            <text:list-item>
              <text:p text:style-name="P9">SWAP arr[i] with arr[pos]  </text:p>
            </text:list-item>
            <text:list-item>
              <text:p text:style-name="P9"><text:soft-page-break/>[END OF LOOP]  </text:p>
            </text:list-item>
            <text:list-item>
              <text:p text:style-name="P9">EXIT  </text:p>
            </text:list-item>
          </text:list>
        </text:list-item>
      </text:list>
      <text:p text:style-name="P12">  </text:p>
      <text:list xml:id="list2038387507" text:style-name="L4">
        <text:list-item>
          <text:p text:style-name="P13">SMALLEST (arr, i, n, pos)  </text:p>
        </text:list-item>
        <text:list-item>
          <text:p text:style-name="P14"> <text:span text:style-name="T2">[INITIALIZE] SET SMALL = arr[i]  </text:span></text:p>
        </text:list-item>
        <text:list-item>
          <text:p text:style-name="P14"> <text:span text:style-name="T2">[INITIALIZE] SET pos = i  </text:span></text:p>
        </text:list-item>
        <text:list-item>
          <text:p text:style-name="P13">Repeat for j = i+1 to n  </text:p>
        </text:list-item>
        <text:list-item>
          <text:p text:style-name="P13">if (SMALL &gt; arr[j])  </text:p>
        </text:list-item>
        <text:list-item>
          <text:p text:style-name="P14">     <text:span text:style-name="T2">SET SMALL = arr[j]  </text:span></text:p>
        </text:list-item>
        <text:list-item>
          <text:p text:style-name="P13">SET pos = j  </text:p>
        </text:list-item>
        <text:list-item>
          <text:p text:style-name="P13">[END OF if]  </text:p>
        </text:list-item>
        <text:list-item>
          <text:p text:style-name="P13">[END OF LOOP]  </text:p>
        </text:list-item>
        <text:list-item>
          <text:p text:style-name="P13">RETURN pos  </text:p>
        </text:list-item>
      </text:list>
      <text:p text:style-name="P8"/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10:37:53.624385409</meta:creation-date>
    <dc:date>2023-02-07T10:42:11.264872782</dc:date>
    <meta:editing-duration>PT4M18S</meta:editing-duration>
    <meta:editing-cycles>1</meta:editing-cycles>
    <meta:document-statistic meta:table-count="1" meta:image-count="0" meta:object-count="0" meta:page-count="3" meta:paragraph-count="93" meta:word-count="315" meta:character-count="2183" meta:non-whitespace-character-count="1604"/>
    <meta:generator>LibreOffice/6.4.7.2$Linux_X86_64 LibreOffice_project/40$Build-2</meta:generator>
  </office:meta>
</office:document-meta>
</file>